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574,599,182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483,758,906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378,551,118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307,061,543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335,538,89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284,698,922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190,994,126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049,952,233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846,797,693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735,940,409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99,157,191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620,230,005.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538,668,769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76,898,763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97,611,126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352,522,682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46,431,958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409,435,392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19,933,580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88,001,488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57,679,209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26,514,030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510,598,923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03:39.086182099</dc:date>
    <meta:editing-duration>PT5H55M40S</meta:editing-duration>
    <meta:editing-cycles>155</meta:editing-cycles>
    <meta:generator>LibreOffice/7.2.6.2$Linux_X86_64 LibreOffice_project/20$Build-2</meta:generator>
    <meta:document-statistic meta:table-count="1" meta:cell-count="48" meta:object-count="0"/>
  </office:meta>
</office:document-meta>
</file>